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750000020BD62CDF1D.png" manifest:media-type="image/png"/>
  <manifest:file-entry manifest:full-path="Pictures/10000000000003750000020B5226BF69.png" manifest:media-type="image/png"/>
  <manifest:file-entry manifest:full-path="Pictures/10000000000003770000020E6900DBA9.png" manifest:media-type="image/png"/>
  <manifest:file-entry manifest:full-path="Pictures/10000000000003790000020D42272FA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376cm" draw:marker-end-width="0.376cm" draw:fill="solid" draw:fill-color="#99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right" draw:textarea-vertical-align="middle" draw:auto-grow-height="false"/>
    </style:style>
    <style:style style:name="gr11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Arrow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style:font-size-asian="12pt" style:font-size-complex="12pt"/>
    </style:style>
    <style:style style:name="P3" style:family="paragraph">
      <style:paragraph-properties fo:text-align="center"/>
      <style:text-properties style:font-name="Times" fo:font-size="9pt" style:font-size-asian="10pt" style:font-size-complex="10pt"/>
    </style:style>
    <style:style style:name="P4" style:family="paragraph"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style:font-name="Times" fo:font-size="9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" fo:font-size="9pt" fo:font-style="italic" style:font-size-asian="10pt" style:font-style-asian="italic" style:font-size-complex="10pt" style:font-style-complex="italic"/>
    </style:style>
    <style:style style:name="P9" style:family="paragraph">
      <style:text-properties fo:color="#ffffff" style:font-name="Times" fo:font-size="10pt" style:font-size-asian="10pt" style:font-size-complex="10pt"/>
    </style:style>
    <style:style style:name="P10" style:family="paragraph">
      <style:paragraph-properties fo:text-align="center"/>
      <style:text-properties style:font-name="Courier New" fo:font-size="12pt" style:font-size-asian="12pt" style:font-size-complex="12pt"/>
    </style:style>
    <style:style style:name="P11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2" style:family="paragraph">
      <style:paragraph-properties fo:text-align="center"/>
      <style:text-properties style:font-name="Times New Roman"/>
    </style:style>
    <style:style style:name="P13" style:family="paragraph">
      <style:paragraph-properties fo:text-align="center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style:font-name="Times" fo:font-size="9pt" style:font-size-asian="10pt" style:font-size-complex="10pt"/>
    </style:style>
    <style:style style:name="T3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" fo:font-size="9pt" fo:font-style="italic" style:font-size-asian="10pt" style:font-style-asian="italic" style:font-size-complex="10pt" style:font-style-complex="italic"/>
    </style:style>
    <style:style style:name="T6" style:family="text">
      <style:text-properties fo:color="#ffffff" style:font-name="Times" fo:font-size="10pt" style:font-size-asian="10pt" style:font-size-complex="10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text-position="super 58%"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cm" svg:y1="12.815cm" svg:x2="2.561cm" svg:y2="11.621cm">
          <text:p/>
        </draw:line>
        <draw:line draw:style-name="gr1" draw:text-style-name="P1" draw:layer="layout" svg:x1="3.081cm" svg:y1="12.68cm" svg:x2="2.542cm" svg:y2="11.679cm">
          <text:p/>
        </draw:line>
        <draw:line draw:style-name="gr1" draw:text-style-name="P1" draw:layer="layout" svg:x1="3.389cm" svg:y1="10.427cm" svg:x2="2.6cm" svg:y2="11.64cm">
          <text:p/>
        </draw:line>
        <draw:line draw:style-name="gr1" draw:text-style-name="P1" draw:layer="layout" svg:x1="3.448cm" svg:y1="10.465cm" svg:x2="4.391cm" svg:y2="11.717cm">
          <text:p/>
        </draw:line>
        <draw:custom-shape draw:style-name="gr2" draw:text-style-name="P2" draw:layer="layout" svg:width="0.636cm" svg:height="0.615cm" svg:x="2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2cm" svg:y="12.497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12.497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12.815cm" svg:x2="4.361cm" svg:y2="11.621cm">
          <text:p/>
        </draw:line>
        <draw:line draw:style-name="gr1" draw:text-style-name="P1" draw:layer="layout" svg:x1="4.881cm" svg:y1="12.68cm" svg:x2="4.342cm" svg:y2="11.679cm">
          <text:p/>
        </draw:line>
        <draw:custom-shape draw:style-name="gr2" draw:text-style-name="P2" draw:layer="layout" svg:width="0.636cm" svg:height="0.615cm" svg:x="4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2cm" svg:y="12.497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12.497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cm" svg:y1="12.816cm" svg:x2="6.161cm" svg:y2="11.622cm">
          <text:p/>
        </draw:line>
        <draw:line draw:style-name="gr1" draw:text-style-name="P1" draw:layer="layout" svg:x1="6.681cm" svg:y1="12.681cm" svg:x2="6.142cm" svg:y2="11.68cm">
          <text:p/>
        </draw:line>
        <draw:line draw:style-name="gr1" draw:text-style-name="P1" draw:layer="layout" svg:x1="6.989cm" svg:y1="10.428cm" svg:x2="6.2cm" svg:y2="11.641cm">
          <text:p/>
        </draw:line>
        <draw:line draw:style-name="gr1" draw:text-style-name="P1" draw:layer="layout" svg:x1="7.048cm" svg:y1="10.466cm" svg:x2="7.991cm" svg:y2="11.718cm">
          <text:p/>
        </draw:line>
        <draw:custom-shape draw:style-name="gr2" draw:text-style-name="P2" draw:layer="layout" svg:width="0.636cm" svg:height="0.615cm" svg:x="5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2cm" svg:y="12.498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8cm" svg:y="12.498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cm" svg:y1="12.816cm" svg:x2="7.961cm" svg:y2="11.622cm">
          <text:p/>
        </draw:line>
        <draw:line draw:style-name="gr1" draw:text-style-name="P1" draw:layer="layout" svg:x1="8.481cm" svg:y1="12.681cm" svg:x2="7.942cm" svg:y2="11.68cm">
          <text:p/>
        </draw:line>
        <draw:custom-shape draw:style-name="gr2" draw:text-style-name="P2" draw:layer="layout" svg:width="0.636cm" svg:height="0.615cm" svg:x="7.6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2cm" svg:y="12.498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8cm" svg:y="12.498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cm" svg:y1="12.817cm" svg:x2="9.761cm" svg:y2="11.623cm">
          <text:p/>
        </draw:line>
        <draw:line draw:style-name="gr1" draw:text-style-name="P1" draw:layer="layout" svg:x1="10.281cm" svg:y1="12.682cm" svg:x2="9.742cm" svg:y2="11.681cm">
          <text:p/>
        </draw:line>
        <draw:line draw:style-name="gr1" draw:text-style-name="P1" draw:layer="layout" svg:x1="10.589cm" svg:y1="10.429cm" svg:x2="9.8cm" svg:y2="11.642cm">
          <text:p/>
        </draw:line>
        <draw:line draw:style-name="gr1" draw:text-style-name="P1" draw:layer="layout" svg:x1="10.648cm" svg:y1="10.467cm" svg:x2="11.591cm" svg:y2="11.719cm">
          <text:p/>
        </draw:line>
        <draw:custom-shape draw:style-name="gr2" draw:text-style-name="P2" draw:layer="layout" svg:width="0.636cm" svg:height="0.615cm" svg:x="9.4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2cm" svg:y="12.499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8cm" svg:y="12.499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cm" svg:y1="12.817cm" svg:x2="11.561cm" svg:y2="11.623cm">
          <text:p/>
        </draw:line>
        <draw:line draw:style-name="gr1" draw:text-style-name="P1" draw:layer="layout" svg:x1="12.081cm" svg:y1="12.682cm" svg:x2="11.542cm" svg:y2="11.681cm">
          <text:p/>
        </draw:line>
        <draw:custom-shape draw:style-name="gr2" draw:text-style-name="P2" draw:layer="layout" svg:width="0.636cm" svg:height="0.615cm" svg:x="11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2cm" svg:y="12.499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8cm" svg:y="12.499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cm" svg:y1="12.818cm" svg:x2="13.361cm" svg:y2="11.624cm">
          <text:p/>
        </draw:line>
        <draw:line draw:style-name="gr1" draw:text-style-name="P1" draw:layer="layout" svg:x1="13.881cm" svg:y1="12.683cm" svg:x2="13.342cm" svg:y2="11.682cm">
          <text:p/>
        </draw:line>
        <draw:line draw:style-name="gr1" draw:text-style-name="P1" draw:layer="layout" svg:x1="14.189cm" svg:y1="10.43cm" svg:x2="13.4cm" svg:y2="11.643cm">
          <text:p/>
        </draw:line>
        <draw:line draw:style-name="gr1" draw:text-style-name="P1" draw:layer="layout" svg:x1="14.248cm" svg:y1="10.468cm" svg:x2="15.191cm" svg:y2="11.72cm">
          <text:p/>
        </draw:line>
        <draw:custom-shape draw:style-name="gr2" draw:text-style-name="P2" draw:layer="layout" svg:width="0.636cm" svg:height="0.615cm" svg:x="13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2cm" svg:y="12.5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8cm" svg:y="12.5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cm" svg:y1="12.818cm" svg:x2="15.161cm" svg:y2="11.624cm">
          <text:p/>
        </draw:line>
        <draw:line draw:style-name="gr1" draw:text-style-name="P1" draw:layer="layout" svg:x1="15.681cm" svg:y1="12.683cm" svg:x2="15.142cm" svg:y2="11.682cm">
          <text:p/>
        </draw:line>
        <draw:custom-shape draw:style-name="gr2" draw:text-style-name="P2" draw:layer="layout" svg:width="0.636cm" svg:height="0.615cm" svg:x="14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2cm" svg:y="12.5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8cm" svg:y="12.5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9cm" svg:y1="10.485cm" svg:x2="5.123cm" svg:y2="9.34cm">
          <text:p/>
        </draw:line>
        <draw:line draw:style-name="gr1" draw:text-style-name="P1" draw:layer="layout" svg:x1="6.952cm" svg:y1="10.38cm" svg:x2="5.103cm" svg:y2="9.272cm">
          <text:p/>
        </draw:line>
        <draw:line draw:style-name="gr1" draw:text-style-name="P1" draw:layer="layout" svg:x1="10.61cm" svg:y1="10.485cm" svg:x2="12.324cm" svg:y2="9.34cm">
          <text:p/>
        </draw:line>
        <draw:line draw:style-name="gr1" draw:text-style-name="P1" draw:layer="layout" svg:x1="14.153cm" svg:y1="10.38cm" svg:x2="12.304cm" svg:y2="9.272cm">
          <text:p/>
        </draw:line>
        <draw:line draw:style-name="gr1" draw:text-style-name="P1" draw:layer="layout" svg:x1="5.114cm" svg:y1="9.346cm" svg:x2="8.782cm" svg:y2="8.165cm">
          <text:p/>
        </draw:line>
        <draw:line draw:style-name="gr1" draw:text-style-name="P1" draw:layer="layout" svg:x1="12.354cm" svg:y1="9.28cm" svg:x2="8.705cm" svg:y2="8.185cm">
          <text:p/>
        </draw:line>
        <draw:custom-shape draw:style-name="gr2" draw:text-style-name="P2" draw:layer="layout" svg:width="0.636cm" svg:height="0.615cm" svg:x="8.416cm" svg:y="7.923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4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5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10.138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1cm" svg:y="10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1cm" svg:y="10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1cm" svg:y="10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6cm" svg:y="13.11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cm" svg:y="11.30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1cm" svg:y="11.38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1cm" svg:y="10.0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cm" svg:y="13.11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3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2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1cm" svg:y="11.38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1cm" svg:y="10.192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4.005cm" svg:y="8.825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8.87cm" svg:y="13.155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9.794cm" svg:y="13.15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39cm" svg:y="13.15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1.663cm" svg:y="13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5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0.527cm" svg:y="11.34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6cm" svg:y="10.07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2.473cm" svg:y="13.17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3.397cm" svg:y="13.176cm">
          <draw:text-box>
            <text:p><text:span text:style-name="T3">r0</text:span></text:p>
          </draw:text-box>
        </draw:frame>
        <draw:frame draw:style-name="gr3" draw:text-style-name="P4" draw:layer="layout" svg:width="0.714cm" svg:height="0.675cm" svg:x="14.245cm" svg:y="13.138cm">
          <draw:text-box>
            <text:p><text:span text:style-name="T3">?</text:span></text:p>
          </draw:text-box>
        </draw:frame>
        <draw:frame draw:style-name="gr3" draw:text-style-name="P4" draw:layer="layout" svg:width="0.9cm" svg:height="0.675cm" svg:x="12.3cm" svg:y="11.347cm">
          <draw:text-box>
            <text:p><text:span text:style-name="T3">r4</text:span></text:p>
          </draw:text-box>
        </draw:frame>
        <draw:line draw:style-name="gr1" draw:text-style-name="P1" draw:layer="layout" svg:x1="2.081cm" svg:y1="19.816cm" svg:x2="2.562cm" svg:y2="18.622cm">
          <text:p/>
        </draw:line>
        <draw:line draw:style-name="gr1" draw:text-style-name="P1" draw:layer="layout" svg:x1="3.082cm" svg:y1="19.681cm" svg:x2="2.543cm" svg:y2="18.68cm">
          <text:p/>
        </draw:line>
        <draw:line draw:style-name="gr1" draw:text-style-name="P1" draw:layer="layout" svg:x1="3.39cm" svg:y1="17.428cm" svg:x2="2.601cm" svg:y2="18.641cm">
          <text:p/>
        </draw:line>
        <draw:line draw:style-name="gr1" draw:text-style-name="P1" draw:layer="layout" svg:x1="3.449cm" svg:y1="17.466cm" svg:x2="4.392cm" svg:y2="18.718cm">
          <text:p/>
        </draw:line>
        <draw:custom-shape draw:style-name="gr2" draw:text-style-name="P2" draw:layer="layout" svg:width="0.636cm" svg:height="0.615cm" svg:x="2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3cm" svg:y="19.498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9cm" svg:y="19.498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1cm" svg:y1="19.816cm" svg:x2="4.362cm" svg:y2="18.622cm">
          <text:p/>
        </draw:line>
        <draw:line draw:style-name="gr1" draw:text-style-name="P1" draw:layer="layout" svg:x1="4.882cm" svg:y1="19.681cm" svg:x2="4.343cm" svg:y2="18.68cm">
          <text:p/>
        </draw:line>
        <draw:custom-shape draw:style-name="gr2" draw:text-style-name="P2" draw:layer="layout" svg:width="0.636cm" svg:height="0.615cm" svg:x="4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3cm" svg:y="19.498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9cm" svg:y="19.498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1cm" svg:y1="19.817cm" svg:x2="6.162cm" svg:y2="18.623cm">
          <text:p/>
        </draw:line>
        <draw:line draw:style-name="gr1" draw:text-style-name="P1" draw:layer="layout" svg:x1="6.682cm" svg:y1="19.682cm" svg:x2="6.143cm" svg:y2="18.681cm">
          <text:p/>
        </draw:line>
        <draw:line draw:style-name="gr1" draw:text-style-name="P1" draw:layer="layout" svg:x1="6.99cm" svg:y1="17.429cm" svg:x2="6.201cm" svg:y2="18.642cm">
          <text:p/>
        </draw:line>
        <draw:line draw:style-name="gr1" draw:text-style-name="P1" draw:layer="layout" svg:x1="7.049cm" svg:y1="17.467cm" svg:x2="7.992cm" svg:y2="18.719cm">
          <text:p/>
        </draw:line>
        <draw:custom-shape draw:style-name="gr2" draw:text-style-name="P2" draw:layer="layout" svg:width="0.636cm" svg:height="0.615cm" svg:x="5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3cm" svg:y="19.499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9cm" svg:y="19.499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1cm" svg:y1="19.817cm" svg:x2="7.962cm" svg:y2="18.623cm">
          <text:p/>
        </draw:line>
        <draw:line draw:style-name="gr1" draw:text-style-name="P1" draw:layer="layout" svg:x1="8.482cm" svg:y1="19.682cm" svg:x2="7.943cm" svg:y2="18.681cm">
          <text:p/>
        </draw:line>
        <draw:custom-shape draw:style-name="gr2" draw:text-style-name="P2" draw:layer="layout" svg:width="0.636cm" svg:height="0.615cm" svg:x="7.6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3cm" svg:y="19.499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9cm" svg:y="19.499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1cm" svg:y1="19.818cm" svg:x2="9.762cm" svg:y2="18.624cm">
          <text:p/>
        </draw:line>
        <draw:line draw:style-name="gr1" draw:text-style-name="P1" draw:layer="layout" svg:x1="10.282cm" svg:y1="19.683cm" svg:x2="9.743cm" svg:y2="18.682cm">
          <text:p/>
        </draw:line>
        <draw:line draw:style-name="gr1" draw:text-style-name="P1" draw:layer="layout" svg:x1="10.59cm" svg:y1="17.43cm" svg:x2="9.801cm" svg:y2="18.643cm">
          <text:p/>
        </draw:line>
        <draw:line draw:style-name="gr1" draw:text-style-name="P1" draw:layer="layout" svg:x1="10.649cm" svg:y1="17.468cm" svg:x2="11.592cm" svg:y2="18.72cm">
          <text:p/>
        </draw:line>
        <draw:custom-shape draw:style-name="gr2" draw:text-style-name="P2" draw:layer="layout" svg:width="0.636cm" svg:height="0.615cm" svg:x="9.4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3cm" svg:y="19.5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9cm" svg:y="19.5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1cm" svg:y1="19.818cm" svg:x2="11.562cm" svg:y2="18.624cm">
          <text:p/>
        </draw:line>
        <draw:line draw:style-name="gr1" draw:text-style-name="P1" draw:layer="layout" svg:x1="12.082cm" svg:y1="19.683cm" svg:x2="11.543cm" svg:y2="18.682cm">
          <text:p/>
        </draw:line>
        <draw:custom-shape draw:style-name="gr2" draw:text-style-name="P2" draw:layer="layout" svg:width="0.636cm" svg:height="0.615cm" svg:x="11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3cm" svg:y="19.5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9cm" svg:y="19.5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1cm" svg:y1="19.819cm" svg:x2="13.362cm" svg:y2="18.625cm">
          <text:p/>
        </draw:line>
        <draw:line draw:style-name="gr1" draw:text-style-name="P1" draw:layer="layout" svg:x1="13.882cm" svg:y1="19.684cm" svg:x2="13.343cm" svg:y2="18.683cm">
          <text:p/>
        </draw:line>
        <draw:line draw:style-name="gr1" draw:text-style-name="P1" draw:layer="layout" svg:x1="14.19cm" svg:y1="17.431cm" svg:x2="13.401cm" svg:y2="18.644cm">
          <text:p/>
        </draw:line>
        <draw:line draw:style-name="gr1" draw:text-style-name="P1" draw:layer="layout" svg:x1="14.249cm" svg:y1="17.469cm" svg:x2="15.192cm" svg:y2="18.721cm">
          <text:p/>
        </draw:line>
        <draw:custom-shape draw:style-name="gr2" draw:text-style-name="P2" draw:layer="layout" svg:width="0.636cm" svg:height="0.615cm" svg:x="13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3cm" svg:y="19.501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9cm" svg:y="19.501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1cm" svg:y1="19.819cm" svg:x2="15.162cm" svg:y2="18.625cm">
          <text:p/>
        </draw:line>
        <draw:line draw:style-name="gr1" draw:text-style-name="P1" draw:layer="layout" svg:x1="15.682cm" svg:y1="19.684cm" svg:x2="15.143cm" svg:y2="18.683cm">
          <text:p/>
        </draw:line>
        <draw:custom-shape draw:style-name="gr2" draw:text-style-name="P2" draw:layer="layout" svg:width="0.636cm" svg:height="0.615cm" svg:x="14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3cm" svg:y="19.501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9cm" svg:y="19.501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1cm" svg:y1="17.486cm" svg:x2="5.124cm" svg:y2="16.341cm">
          <text:p/>
        </draw:line>
        <draw:line draw:style-name="gr1" draw:text-style-name="P1" draw:layer="layout" svg:x1="6.953cm" svg:y1="17.381cm" svg:x2="5.104cm" svg:y2="16.273cm">
          <text:p/>
        </draw:line>
        <draw:line draw:style-name="gr1" draw:text-style-name="P1" draw:layer="layout" svg:x1="10.611cm" svg:y1="17.486cm" svg:x2="12.325cm" svg:y2="16.341cm">
          <text:p/>
        </draw:line>
        <draw:line draw:style-name="gr1" draw:text-style-name="P1" draw:layer="layout" svg:x1="14.154cm" svg:y1="17.381cm" svg:x2="12.305cm" svg:y2="16.273cm">
          <text:p/>
        </draw:line>
        <draw:line draw:style-name="gr1" draw:text-style-name="P1" draw:layer="layout" svg:x1="5.115cm" svg:y1="16.347cm" svg:x2="8.783cm" svg:y2="15.166cm">
          <text:p/>
        </draw:line>
        <draw:line draw:style-name="gr1" draw:text-style-name="P1" draw:layer="layout" svg:x1="12.355cm" svg:y1="16.281cm" svg:x2="8.706cm" svg:y2="15.186cm">
          <text:p/>
        </draw:line>
        <draw:custom-shape draw:style-name="gr2" draw:text-style-name="P2" draw:layer="layout" svg:width="0.636cm" svg:height="0.615cm" svg:x="8.417cm" svg:y="14.92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5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6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2cm" svg:y="17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2cm" svg:y="17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2cm" svg:y="17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2cm" svg:y="17.142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7cm" svg:y="20.11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1cm" svg:y="18.30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2cm" svg:y="18.38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2cm" svg:y="17.05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1cm" svg:y="20.117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4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3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2cm" svg:y="18.38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2cm" svg:y="17.193cm">
          <draw:text-box>
            <text:p><text:span text:style-name="T3">r0</text:span></text:p>
          </draw:text-box>
        </draw:frame>
        <draw:frame draw:style-name="gr3" draw:text-style-name="P4" draw:layer="layout" svg:width="1.323cm" svg:height="0.675cm" svg:x="3.756cm" svg:y="15.672cm">
          <draw:text-box>
            <text:p><text:span text:style-name="T3">Spill</text:span></text:p>
          </draw:text-box>
        </draw:frame>
        <draw:frame draw:style-name="gr3" draw:text-style-name="P4" draw:layer="layout" svg:width="0.9cm" svg:height="0.675cm" svg:x="8.871cm" svg:y="20.1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9.795cm" svg:y="20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4cm" svg:y="20.15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1.664cm" svg:y="20.1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6cm" svg:y="18.34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0.528cm" svg:y="18.34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7cm" svg:y="17.07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2.474cm" svg:y="20.17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3.398cm" svg:y="20.17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4.246cm" svg:y="20.139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5.17cm" svg:y="20.13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01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4.131cm" svg:y="18.36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3.032cm" svg:y="17.174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78cm" svg:y="15.5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243cm" svg:y="14.229cm">
          <draw:text-box>
            <text:p><text:span text:style-name="T3">r0</text:span></text:p>
          </draw:text-box>
        </draw:frame>
        <draw:frame draw:style-name="gr3" draw:text-style-name="P5" draw:layer="layout" svg:width="4.109cm" svg:height="1.099cm" svg:x="3.871cm" svg:y="14.549cm">
          <draw:text-box>
            <text:p text:style-name="P1"><text:span text:style-name="T4">Unspill before doing </text:span></text:p>
            <text:p text:style-name="P1"><text:span text:style-name="T4">the multiplication.</text:span></text:p>
          </draw:text-box>
        </draw:frame>
        <draw:line draw:style-name="gr1" draw:text-style-name="P1" draw:layer="layout" svg:x1="2.08cm" svg:y1="4.716cm" svg:x2="2.561cm" svg:y2="3.522cm">
          <text:p/>
        </draw:line>
        <draw:line draw:style-name="gr1" draw:text-style-name="P1" draw:layer="layout" svg:x1="3.081cm" svg:y1="4.581cm" svg:x2="2.542cm" svg:y2="3.58cm">
          <text:p/>
        </draw:line>
        <draw:line draw:style-name="gr1" draw:text-style-name="P1" draw:layer="layout" svg:x1="3.389cm" svg:y1="2.328cm" svg:x2="2.6cm" svg:y2="3.541cm">
          <text:p/>
        </draw:line>
        <draw:line draw:style-name="gr1" draw:text-style-name="P1" draw:layer="layout" svg:x1="3.448cm" svg:y1="2.366cm" svg:x2="4.391cm" svg:y2="3.618cm">
          <text:p/>
        </draw:line>
        <draw:custom-shape draw:style-name="gr2" draw:text-style-name="P2" draw:layer="layout" svg:width="0.636cm" svg:height="0.615cm" svg:x="2.253cm" svg:y="3.2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752cm" svg:height="0.616cm" svg:x="1.752cm" svg:y="4.398cm">
          <text:p text:style-name="P1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4.39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4.716cm" svg:x2="4.361cm" svg:y2="3.522cm">
          <text:p/>
        </draw:line>
        <draw:line draw:style-name="gr1" draw:text-style-name="P1" draw:layer="layout" svg:x1="4.881cm" svg:y1="4.581cm" svg:x2="4.342cm" svg:y2="3.58cm">
          <text:p/>
        </draw:line>
        <draw:custom-shape draw:style-name="gr2" draw:text-style-name="P2" draw:layer="layout" svg:width="0.636cm" svg:height="0.615cm" svg:x="4.053cm" svg:y="3.274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0.752cm" svg:height="0.616cm" svg:x="3.552cm" svg:y="4.398cm">
          <text:p text:style-name="P7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4.398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2.0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1" draw:layer="layout" svg:width="19.589cm" svg:height="11.567cm" svg:x="1.221cm" svg:y="6.291cm">
          <draw:image xlink:href="Pictures/10000000000003790000020D42272FA7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4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</draw:page>
      <draw:page draw:name="page3" draw:style-name="dp1" draw:master-page-name="Default">
        <draw:frame draw:style-name="gr4" draw:text-style-name="P1" draw:layer="layout" svg:width="19.589cm" svg:height="11.615cm" svg:x="1.452cm" svg:y="6.234cm">
          <draw:image xlink:href="Pictures/10000000000003770000020E6900DBA9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9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4" draw:style-name="dp1" draw:master-page-name="Default">
        <draw:frame draw:style-name="gr4" draw:text-style-name="P1" draw:layer="layout" svg:width="19.589cm" svg:height="11.575cm" svg:x="1.375cm" svg:y="6.249cm">
          <draw:image xlink:href="Pictures/10000000000003750000020B5226BF69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9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5" draw:style-name="dp1" draw:master-page-name="Default">
        <draw:frame draw:style-name="gr4" draw:text-style-name="P1" draw:layer="layout" svg:width="19.589cm" svg:height="11.575cm" svg:x="1.279cm" svg:y="6.23cm">
          <draw:image xlink:href="Pictures/10000000000003750000020BD62CDF1D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</draw:page>
      <draw:page draw:name="page6" draw:style-name="dp1" draw:master-page-name="Default"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0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3.54cm">
          <text:p text:style-name="P1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0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4.302cm">
          <text:p text:style-name="P11"><text:span text:style-name="T8">1</text:span><text:span text:style-name="T9">st</text:span><text:span text:style-name="T8"> arg: (j+1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0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064cm">
          <text:p text:style-name="P11"><text:span text:style-name="T8">2</text:span><text:span text:style-name="T9">nd</text:span><text:span text:style-name="T8"> arg: i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0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6.588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0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1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0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1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2"><text:span text:style-name="T11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1"><text:span text:style-name="T11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54cm" svg:height="0.762cm" svg:x="1cm" svg:y="2.016cm">
          <text:p text:style-name="P13"><text:span text:style-name="T12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0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0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0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0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0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6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0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2"><text:span text:style-name="T11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4cm" svg:height="0.762cm" svg:x="10.296cm" svg:y="2.016cm">
          <text:p text:style-name="P13"><text:span text:style-name="T13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0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2.778cm">
          <text:p text:style-name="P1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0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0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83cm" svg:y="8.112cm">
          <text:p text:style-name="P1"><text:span text:style-name="T7">js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15.29cm" svg:y="8.112cm">
          <text:p text:style-name="P10"><text:span text:style-name="T7">0x1060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547cm" draw:transform="rotate (-3.14159265358979) translate (12.43cm 6.805cm)" svg:viewBox="0 0 2088 1548" svg:d="M0 0c1916 0 2088 1548 2088 1548">
          <text:p/>
        </draw:path>
        <draw:path draw:style-name="gr12" draw:text-style-name="P1" draw:layer="layout" svg:width="1.743cm" svg:height="1.35cm" svg:x="8.598cm" svg:y="3.906cm" svg:viewBox="0 0 1744 1351" svg:d="M0 0c1600 0 1744 1351 1744 1351">
          <text:p/>
        </draw:path>
        <draw:path draw:style-name="gr13" draw:text-style-name="P1" draw:layer="layout" svg:width="3.498cm" svg:height="1.509cm" draw:transform="rotate (2.68902877854766) translate (11.7697126039884cm 8.99799815487571cm)" svg:viewBox="0 0 3499 1510" svg:d="M0 1510c2022 0 3499-1510 3499-1510">
          <text:p/>
        </draw:path>
        <draw:path draw:style-name="gr13" draw:text-style-name="P1" draw:layer="layout" svg:width="1.969cm" svg:height="2.09cm" draw:transform="rotate (0.944048592403733) translate (14.985cm 8.5cm)" svg:viewBox="0 0 1970 2091" svg:d="M0 0c1759 0 1970 2091 1970 2091">
          <text:p/>
        </draw:path>
        <draw:custom-shape draw:style-name="gr6" draw:text-style-name="P10" draw:layer="layout" svg:width="2.54cm" svg:height="0.762cm" svg:x="17.51cm" svg:y="1.354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2.092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7T15:25:02</meta:creation-date>
    <dc:date>2018-02-20T12:52:01.374638000</dc:date>
    <meta:editing-duration>PT6H6M16S</meta:editing-duration>
    <meta:editing-cycles>6</meta:editing-cycles>
    <meta:generator>LibreOffice/4.2.8.2$MacOSX_x86 LibreOffice_project/48d50dbfc06349262c9d50868e5c1f630a573ebd</meta:generator>
    <meta:document-statistic meta:object-count="273"/>
  </office:meta>
</office:document-meta>
</file>